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officeooo:rsid="00186d53" officeooo:paragraph-rsid="00186d53"/>
    </style:style>
    <style:style style:name="P2" style:family="paragraph" style:parent-style-name="Standard">
      <style:text-properties fo:language="en" fo:country="US"/>
    </style:style>
    <style:style style:name="P3" style:family="paragraph" style:parent-style-name="Standard">
      <style:text-properties fo:language="en" fo:country="US" officeooo:rsid="001cbfca" officeooo:paragraph-rsid="001cbfca"/>
    </style:style>
    <style:style style:name="P4" style:family="paragraph" style:parent-style-name="Standard" style:list-style-name="L1">
      <style:text-properties fo:language="en" fo:country="US" officeooo:rsid="001a62ae" officeooo:paragraph-rsid="001a62ae"/>
    </style:style>
    <style:style style:name="P5" style:family="paragraph" style:parent-style-name="Standard" style:list-style-name="L1">
      <style:text-properties fo:language="en" fo:country="US" officeooo:rsid="001eb68f" officeooo:paragraph-rsid="001eb68f"/>
    </style:style>
    <style:style style:name="P6" style:family="paragraph" style:parent-style-name="Standard" style:list-style-name="L1">
      <style:text-properties fo:language="en" fo:country="US" officeooo:rsid="001eb68f" officeooo:paragraph-rsid="001eb68f" fo:background-color="#66ff66"/>
    </style:style>
    <style:style style:name="P7" style:family="paragraph" style:parent-style-name="Standard" style:list-style-name="L1">
      <style:text-properties fo:language="en" fo:country="US" officeooo:rsid="0025021f" officeooo:paragraph-rsid="0025021f" fo:background-color="#66ff66"/>
    </style:style>
    <style:style style:name="P8" style:family="paragraph" style:parent-style-name="Standard" style:list-style-name="L1">
      <style:text-properties fo:language="en" fo:country="US" officeooo:rsid="0025021f" officeooo:paragraph-rsid="0025021f"/>
    </style:style>
    <style:style style:name="P9" style:family="paragraph" style:parent-style-name="Standard" style:list-style-name="L1">
      <style:text-properties style:text-line-through-style="solid" style:text-line-through-type="single" fo:language="en" fo:country="US" officeooo:rsid="001eb68f" officeooo:paragraph-rsid="001eb68f"/>
    </style:style>
    <style:style style:name="T1" style:family="text">
      <style:text-properties fo:color="#808080" fo:font-style="italic" style:font-style-asian="italic" style:font-style-complex="italic"/>
    </style:style>
    <style:style style:name="T2" style:family="text">
      <style:text-properties fo:color="#808080" fo:font-style="italic" officeooo:rsid="001eb68f" style:font-style-asian="italic" style:font-style-complex="italic"/>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officeooo:rsid="0025021f"/>
    </style:style>
    <style:style style:name="T6" style:family="text">
      <style:text-properties fo:background-color="#66ff66" loext:char-shading-value="0"/>
    </style:style>
    <style:style style:name="T7" style:family="text">
      <style:text-properties fo:background-color="#66ff66" loext:char-shading-value="0"/>
    </style:style>
    <style:style style:name="T8" style:family="text">
      <style:text-properties style:text-line-through-style="solid" style:text-line-through-type="single"/>
    </style:style>
    <style:style style:name="T9" style:family="text">
      <style:text-properties style:text-line-through-style="solid" style:text-line-through-type="single" fo:background-color="#66ff66"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list xml:id="list2292930935" text:style-name="L1">
        <text:list-item>
          <text:p text:style-name="P5">20170506-07</text:p>
          <text:list>
            <text:list-item>
              <text:p text:style-name="P5">Notes from email:</text:p>
            </text:list-item>
            <text:list-item>
              <text:p text:style-name="P5">eRCaGuy_Peer2Peer library notes. Make it synchronous and timerless/interruptless. Sending will be long blocking. To minimize this blocking time, place a reading function inside an ISR on each of the receivers. Before sending, each peer must first see if data is ready to be read in. So read first, <text:s/>then write. In the object creation method, allow user to input parameters for both read and write buffer lengths. Therefore, use malloc to create these buffers. </text:p>
            </text:list-item>
            <text:list-item>
              <text:p text:style-name="P5">Send sequence will be like this: </text:p>
            </text:list-item>
            <text:list-item>
              <text:p text:style-name="P5">Tx1 goes HIGH to tell Dev2 to it wants to send. Dev2 will detect this change to HIGH and turn it's Tx2 to HIGH (then do a bitDelay) then LOW to say, "go ahead." Rx1 will detect that toggle. Tx1 will now become the data line and set its bit state. After a brief delay (make this an object creation parameter: bitDelay) to ensure Tx1 had time to set its bit state, Rx2 will read the state then toggle Tx2 to HIGH to say, "next bit." Rx1 will detect this and change Tx1. Meanwhile Dev2 was doing a bitDelay. It now reads Rx2, then toggles Tx2 to LOW to say, "next bit," and the cycle repeats. </text:p>
            </text:list-item>
            <text:list-item>
              <text:p text:style-name="P5">Interrupts are disabled for bits but briefly enabled between bytes, so as to handle other interrupt vectors during that time. </text:p>
            </text:list-item>
            <text:list-item>
              <text:p text:style-name="P5">Notice the ingenuity here. The bits are clocked by the RECEIVING DEVICE, which helps guarantee their receipt, since it won't clock a new bit until it received the last one.</text:p>
            </text:list-item>
            <text:list-item>
              <text:p text:style-name="P9"><text:span text:style-name="T3">Description</text:span>:</text:p>
              <text:list>
                <text:list-item>
                  <text:p text:style-name="P9">A peer-to-peer send and receive synchronous communication protocol with handshaking and auto-timeout, that requires only 2 pins (any 2 pins) per peer and no additional timers <text:span text:style-name="T4">(only the micros() function)</text:span>, and no interrupts whatsoever (but can optionally use them for increased performance).</text:p>
                </text:list-item>
                <text:list-item>
                  <text:p text:style-name="P9">-Use this library in place of SPI, standard Serial, or I2C (AKA IIC, Wire, or 2-Wire), when you don't want to be required to use hardware-specific pins. <text:s/></text:p>
                </text:list-item>
                <text:list-item>
                  <text:p text:style-name="P9">-Use in place of SoftwareSerial when you want to be able to receive without having to use Pin Change Interrupts.</text:p>
                </text:list-item>
              </text:list>
            </text:list-item>
            <text:list-item>
              <text:p text:style-name="P5">Study SoftwareSerial too to see how they implement asynchronous sending.</text:p>
            </text:list-item>
            <text:list-item>
              <text:p text:style-name="P5"><text:span text:style-name="T3">License</text:span>: LGPL. Same as arduino core libs I believe.</text:p>
            </text:list-item>
          </text:list>
        </text:list-item>
        <text:list-item>
          <text:p text:style-name="P6">20170515 </text:p>
          <text:list>
            <text:list-item>
              <text:p text:style-name="P6">Notes from email:</text:p>
            </text:list-item>
            <text:list-item>
              <text:p text:style-name="P6">%%%%% eRCaGuy_Peer2Peer library notes.</text:p>
            </text:list-item>
            <text:list-item>
              <text:p text:style-name="P6">Sender goes HIGH to say it wants to send. Receiver sees this then clocks out bits, with an adequate delay between clock edges to ensure sender can set the new data state before the receiver reads the next bit. (Verify clock and data edges' timing in an oscilloscope to ensure adequate delay). After the receiver clocks the 9th bit, which is a special delay bit, the sender will go LOW, turn on and process interrupts, then turn interrupts back OFF before setting the pin HIGH again to say, "ready to send again". During this time the receiver will just be waiting for a timeout. Note that since the *receiver* controls the clock it has no need to EVER disable interrupts while receiving. Rather ONLY THE SENDER has need to disable interrupts to ensure it notices each clock edge from the receiver quickly, via pin polling, and that it sets its data line in in a timely manner rather than processing interrupts. <text:s/>The senders pin is expected to go HIGH again before the receiver's timeout occurs, and the receiver will clock out another 9 bits (8 bits for a byte plus 1 for the delay to let the sender process <text:soft-page-break/>interrupts).</text:p>
            </text:list-item>
            <text:list-item>
              <text:p text:style-name="P6">Note that the first 2 bytes of each send will ALWAYS be a uint16_t containing the number of bytes that are about to be sent, so that once the receiver clocks out all bytes it can immediately stop rather than waiting to timeout.</text:p>
            </text:list-item>
            <text:list-item>
              <text:p text:style-name="P6">This pattern as described above allows maximum data throughput speed while preventing interrupt collision, and withOUT using any timers or interrupts to send and receive data.</text:p>
            </text:list-item>
            <text:list-item>
              <text:p text:style-name="P6">Should work VERY WELL!!!</text:p>
            </text:list-item>
            <text:list-item>
              <text:p text:style-name="P6">Turning off interrupts only for each byte is also advantageous to minimize jitter and time bias error introduced in timestamps by disabling interrupts briefly.</text:p>
            </text:list-item>
          </text:list>
        </text:list-item>
        <text:list-item>
          <text:p text:style-name="P6">201705<text:span text:style-name="T5">30</text:span>:</text:p>
          <text:list>
            <text:list-item>
              <text:p text:style-name="P7"><text:span text:style-name="T8">Write setTimeout(), and implement timeout value in the constructor too!</text:span></text:p>
              <text:list>
                <text:list-item>
                  <text:p text:style-name="P8"><text:span text:style-name="T9">Just like Serial has: </text:span><text:a xlink:type="simple" xlink:href="https://www.arduino.cc/en/Serial/SetTimeout" text:style-name="Internet_20_link" text:visited-style-name="Visited_20_Internet_20_Link"><text:span text:style-name="T9">https://www.arduino.cc/en/Serial/SetTimeout</text:span></text:a><text:span text:style-name="T9"> </text:span></text:p>
                </text:list-item>
              </text:list>
            </text:list-item>
            <text:list-item>
              <text:p text:style-name="P5"/>
            </text:list-item>
            <text:list-item>
              <text:p text:style-name="P5"/>
            </text:list-item>
          </text:list>
        </text:list-item>
        <text:list-item>
          <text:p text:style-name="P4">d</text:p>
        </text:list-item>
        <text:list-item>
          <text:p text:style-name="P4">d</text:p>
        </text:list-item>
        <text:list-item>
          <text:p text:style-name="P4">d</text:p>
        </text:list-item>
        <text:list-item>
          <text:p text:style-name="P4">d</text:p>
        </text:list-item>
        <text:list-item>
          <text:p text:style-name="P4">d</text:p>
        </text:list-item>
        <text:list-item>
          <text:p text:style-name="P4">d</text:p>
        </text:list-item>
        <text:list-item>
          <text:p text:style-name="P4">d</text:p>
        </text:list-item>
        <text:list-item>
          <text:p text:style-name="P4">d</text:p>
        </text:list-item>
        <text:list-item>
          <text:p text:style-name="P4">dd</text:p>
        </text:list-item>
        <text:list-item>
          <text:p text:style-name="P4">d</text:p>
        </text:list-item>
        <text:list-item>
          <text:p text:style-name="P4">d</text:p>
        </text:list-item>
        <text:list-item>
          <text:p text:style-name="P4"/>
        </text:list-item>
      </text:list>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86d53" officeooo:paragraph-rsid="00186d53"/>
    </style:style>
    <style:style style:name="MT1" style:family="text">
      <style:text-properties fo:color="#808080" fo:font-style="italic" officeooo:rsid="001eb68f" style:font-style-asian="italic" style:font-style-complex="italic"/>
    </style:style>
    <style:style style:name="MT2" style:family="text">
      <style:text-properties fo:color="#808080" fo:font-style="italic"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eRCaGuy_Peer2Peer</text:span><text:span text:style-name="MT2"> – what to work on next</text:span><text:tab/><text:tab/><text:page-number text:select-page="current">2</text:page-number>/<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4M3S</meta:editing-duration>
    <meta:editing-cycles>13</meta:editing-cycles>
    <meta:generator>LibreOffice/5.3.2.2$Windows_X86_64 LibreOffice_project/6cd4f1ef626f15116896b1d8e1398b56da0d0ee1</meta:generator>
    <dc:date>2017-05-30T21:40:14.840000000</dc:date>
    <meta:document-statistic meta:table-count="0" meta:image-count="0" meta:object-count="0" meta:page-count="2" meta:paragraph-count="39" meta:word-count="736" meta:character-count="4110" meta:non-whitespace-character-count="3436"/>
    <meta:user-defined meta:name="Info 1"/>
    <meta:user-defined meta:name="Info 2"/>
    <meta:user-defined meta:name="Info 3"/>
    <meta:user-defined meta:name="Info 4"/>
  </office:meta>
</office:document-meta>
</file>